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8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5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25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25.19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000000" fo:font-family="'Yanone Kaffeesatz Regular'" style:font-pitch="variable" fo:font-size="125pt" style:font-size-asian="125pt" style:font-size-complex="125pt"/>
    </style:style>
    <style:style style:name="P2" style:family="paragraph">
      <style:text-properties fo:font-family="'Yanone Kaffeesatz Regular'" style:font-pitch="variable" fo:font-size="72pt" style:font-size-asian="72pt" style:font-size-complex="7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'Yanone Kaffeesatz Regular'" style:font-pitch="variable" fo:font-size="150pt" fo:font-style="normal" style:font-size-asian="150pt" style:font-style-asian="normal" style:font-size-complex="150pt" style:font-style-complex="normal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Yanone Kaffeesatz Regular'" style:font-pitch="variable" fo:font-size="88pt" fo:font-style="normal" style:font-size-asian="88pt" style:font-style-asian="normal" style:font-size-complex="88pt" style:font-style-complex="normal"/>
    </style:style>
    <style:style style:name="P7" style:family="paragraph">
      <style:paragraph-properties fo:text-align="start"/>
      <style:text-properties fo:font-size="150pt"/>
    </style:style>
    <style:style style:name="P8" style:family="paragraph">
      <style:paragraph-properties fo:text-align="start"/>
      <style:text-properties fo:font-family="'Yanone Kaffeesatz Regular'" style:font-pitch="variable" fo:font-size="150pt" fo:font-style="normal" style:font-size-asian="150pt" style:font-style-asian="normal" style:font-size-complex="150pt" style:font-style-complex="normal"/>
    </style:style>
    <style:style style:name="P9" style:family="paragraph">
      <style:paragraph-properties fo:text-align="start"/>
      <style:text-properties fo:font-family="'Yanone Kaffeesatz Regular'" style:font-pitch="variable" fo:font-size="130pt" fo:font-style="normal" style:font-size-asian="130pt" style:font-style-asian="normal" style:font-size-complex="130pt" style:font-style-complex="normal"/>
    </style:style>
    <style:style style:name="T1" style:family="text">
      <style:text-properties fo:color="#000000" fo:font-family="'Yanone Kaffeesatz Regular'" style:font-pitch="variable" fo:font-size="125pt" style:font-size-asian="125pt" style:font-size-complex="125pt"/>
    </style:style>
    <style:style style:name="T2" style:family="text">
      <style:text-properties fo:font-family="'Yanone Kaffeesatz Regular'" style:font-pitch="variable" fo:font-size="54pt" style:font-size-asian="54pt" style:font-size-complex="54pt"/>
    </style:style>
    <style:style style:name="T3" style:family="text">
      <style:text-properties fo:color="#000000" fo:font-family="'Yanone Kaffeesatz Regular'" style:font-pitch="variable" fo:font-size="150pt" fo:font-style="normal" style:font-size-asian="150pt" style:font-style-asian="normal" style:font-size-complex="150pt" style:font-style-complex="normal"/>
    </style:style>
    <style:style style:name="T4" style:family="text">
      <style:text-properties fo:font-family="'Yanone Kaffeesatz Regular'" style:font-pitch="variable" fo:font-size="72pt" fo:font-style="normal" style:font-size-asian="72pt" style:font-style-asian="normal" style:font-size-complex="72pt" style:font-style-complex="normal"/>
    </style:style>
    <style:style style:name="T5" style:family="text">
      <style:text-properties fo:font-family="'Yanone Kaffeesatz Regular'" style:font-pitch="variable" fo:font-size="88pt" fo:font-style="normal" style:font-size-asian="88pt" style:font-style-asian="normal" style:font-size-complex="88pt" style:font-style-complex="normal"/>
    </style:style>
    <style:style style:name="T6" style:family="text">
      <style:text-properties fo:color="#000000" fo:font-family="'Yanone Kaffeesatz Regular'" style:font-pitch="variable" fo:font-size="88pt" fo:font-style="normal" style:font-size-asian="88pt" style:font-style-asian="normal" style:font-size-complex="88pt" style:font-style-complex="normal"/>
    </style:style>
    <style:style style:name="T7" style:family="text">
      <style:text-properties fo:color="#000000" fo:font-family="'Yanone Kaffeesatz Regular'" style:font-pitch="variable" fo:font-size="80pt" fo:font-style="normal" style:font-size-asian="80pt" style:font-style-asian="normal" style:font-size-complex="80pt" style:font-style-complex="normal"/>
    </style:style>
    <style:style style:name="T8" style:family="text">
      <style:text-properties fo:color="#000000" fo:font-family="'Yanone Kaffeesatz Regular'" style:font-pitch="variable" fo:font-size="130pt" fo:font-style="normal" style:font-size-asian="130pt" style:font-style-asian="normal" style:font-size-complex="130pt" style:font-style-complex="normal"/>
    </style:style>
    <style:style style:name="T9" style:family="text">
      <style:text-properties fo:font-family="'Yanone Kaffeesatz Regular'" style:font-pitch="variable" fo:font-size="60pt" fo:font-style="normal" style:font-size-asian="60pt" style:font-style-asian="normal" style:font-size-complex="60pt" style:font-style-complex="normal"/>
    </style:style>
    <style:style style:name="T10" style:family="text">
      <style:text-properties fo:font-family="'Yanone Kaffeesatz Regular'" style:font-pitch="variable" fo:font-size="66pt" fo:font-style="normal" style:font-size-asian="66pt" style:font-style-asian="normal" style:font-size-complex="66pt" style:font-style-complex="normal"/>
    </style:style>
    <style:style style:name="T11" style:family="text">
      <style:text-properties fo:font-family="'Yanone Kaffeesatz Regular'" style:font-pitch="variable" fo:font-size="80pt" fo:font-style="normal" style:font-size-asian="80pt" style:font-style-asian="normal" style:font-size-complex="8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cm" svg:height="10.455cm" svg:x="3cm" svg:y="1.5cm">
          <draw:text-box>
            <text:p><text:span text:style-name="T1">Debian Packaging</text:span></text:p>
          </draw:text-box>
        </draw:frame>
        <draw:frame draw:style-name="gr2" draw:text-style-name="P2" draw:layer="layout" svg:width="22.5cm" svg:height="5cm" svg:x="3cm" svg:y="13.5cm">
          <draw:text-box>
            <text:p><text:span text:style-name="T2">Paul Waring</text:span></text:p>
            <text:p><text:span text:style-name="T2">paul@xk7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What is packaging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21.695cm" svg:height="17cm" svg:x="3cm" svg:y="2cm">
          <draw:text-box>
            <text:p text:style-name="P3"><text:span text:style-name="T4">Software + installation rules + dependencies list</text:span></text:p>
            <text:p text:style-name="P3"><text:span text:style-name="T5"/></text:p>
            <text:p text:style-name="P3"><text:span text:style-name="T5">apt-get install php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6" draw:layer="layout" svg:width="21.695cm" svg:height="17cm" svg:x="3cm" svg:y="2cm">
          <draw:text-box>
            <text:p text:style-name="P3"><text:span text:style-name="T5">Examples:</text:span></text:p>
            <text:p text:style-name="P3"><text:span text:style-name="T4">Debian – deb/apt</text:span></text:p>
            <text:p text:style-name="P3"><text:span text:style-name="T4">RedHat – rpm/yum</text:span></text:p>
            <text:p text:style-name="P3"><text:span text:style-name="T4">Gentoo – ebuild/emer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Why packag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No package exis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Package out of 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Wrong build op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7"><text:span text:style-name="T3">Not on your archit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3"><text:span text:style-name="T3">Application deploy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7"><text:span text:style-name="T3">Helper scrip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8" draw:layer="layout" svg:width="21.695cm" svg:height="17cm" svg:x="3cm" svg:y="2cm">
          <draw:text-box>
            <text:p text:style-name="P3"><text:span text:style-name="T6">cpan2deb etc.</text:span></text:p>
            <text:p text:style-name="P3"><text:span text:style-name="T7"/></text:p>
            <text:p text:style-name="P3"><text:span text:style-name="T7">Private use ok</text:span></text:p>
            <text:p text:style-name="P3"><text:span text:style-name="T7">Not for submission to archiv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4" draw:layer="layout" svg:width="21.695cm" svg:height="17cm" svg:x="3cm" svg:y="2cm">
          <draw:text-box>
            <text:p text:style-name="P7"><text:span text:style-name="T3">Tutorial</text:span></text:p>
            <text:p text:style-name="P7"><text:span text:style-name="T3">ti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9" draw:layer="layout" svg:width="21.695cm" svg:height="16.657cm" svg:x="3cm" svg:y="2cm">
          <draw:text-box>
            <text:p text:style-name="P3"><text:span text:style-name="T8">Questions?</text:span></text:p>
            <text:p text:style-name="P3"><text:span text:style-name="T9"/></text:p>
            <text:p text:style-name="P3"><text:span text:style-name="T10">www.yanone.de</text:span></text:p>
            <text:p text:style-name="P3"><text:span text:style-name="T10">tinyurl.com/slide-design-dev</text:span></text:p>
            <text:p text:style-name="P3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aring</meta:initial-creator>
    <meta:creation-date>2012-03-01T15:45:28</meta:creation-date>
    <dc:date>2013-01-18T11:57:09</dc:date>
    <dc:creator>Paul Waring</dc:creator>
    <meta:editing-duration>PT5H10M31S</meta:editing-duration>
    <meta:editing-cycles>121</meta:editing-cycles>
    <meta:generator>LibreOffice/3.5$Linux_X86_64 LibreOffice_project/350m1$Build-2</meta:generator>
    <meta:document-statistic meta:object-count="64"/>
  </office:meta>
</office:document-meta>
</file>